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41b1" officeooo:paragraph-rsid="000c41b1"/>
    </style:style>
    <style:style style:name="P5" style:family="paragraph" style:parent-style-name="Title">
      <style:text-properties style:font-name="Georgia" officeooo:rsid="000c41b1" officeooo:paragraph-rsid="000c41b1"/>
    </style:style>
    <style:style style:name="P6" style:family="paragraph" style:parent-style-name="Text_20_body">
      <style:paragraph-properties fo:text-align="start" style:justify-single-word="false"/>
      <style:text-properties style:font-name="Georgia" officeooo:rsid="000c41b1" officeooo:paragraph-rsid="000c41b1"/>
    </style:style>
    <style:style style:name="P7" style:family="paragraph" style:parent-style-name="Text_20_body">
      <style:paragraph-properties fo:text-align="start" style:justify-single-word="false"/>
      <style:text-properties style:font-name="Georgia" officeooo:rsid="0026fc58" officeooo:paragraph-rsid="0026fc58"/>
    </style:style>
    <style:style style:name="P8" style:family="paragraph" style:parent-style-name="Text_20_body">
      <style:paragraph-properties fo:text-align="center" style:justify-single-word="false"/>
      <style:text-properties style:font-name="Georgia" officeooo:rsid="0026fc58" officeooo:paragraph-rsid="0026fc58"/>
    </style:style>
    <style:style style:name="P9" style:family="paragraph" style:parent-style-name="Text_20_body">
      <style:paragraph-properties fo:text-align="start" style:justify-single-word="false"/>
      <style:text-properties style:font-name="Georgia" fo:font-style="normal" officeooo:rsid="00344b4b" officeooo:paragraph-rsid="0026fc58" style:font-style-asian="normal" style:font-style-complex="normal"/>
    </style:style>
    <style:style style:name="T1" style:family="text">
      <style:text-properties officeooo:rsid="000d1c79"/>
    </style:style>
    <style:style style:name="T2" style:family="text">
      <style:text-properties officeooo:rsid="000e1efc"/>
    </style:style>
    <style:style style:name="T3" style:family="text">
      <style:text-properties officeooo:rsid="000f94f5"/>
    </style:style>
    <style:style style:name="T4" style:family="text">
      <style:text-properties officeooo:rsid="00118950"/>
    </style:style>
    <style:style style:name="T5" style:family="text">
      <style:text-properties officeooo:rsid="0012ac1e"/>
    </style:style>
    <style:style style:name="T6" style:family="text">
      <style:text-properties officeooo:rsid="00140b2a"/>
    </style:style>
    <style:style style:name="T7" style:family="text">
      <style:text-properties officeooo:rsid="00180ab4"/>
    </style:style>
    <style:style style:name="T8" style:family="text">
      <style:text-properties officeooo:rsid="0018832a"/>
    </style:style>
    <style:style style:name="T9" style:family="text">
      <style:text-properties officeooo:rsid="00189254"/>
    </style:style>
    <style:style style:name="T10" style:family="text">
      <style:text-properties officeooo:rsid="0018b509"/>
    </style:style>
    <style:style style:name="T11" style:family="text">
      <style:text-properties officeooo:rsid="001a6abb"/>
    </style:style>
    <style:style style:name="T12" style:family="text">
      <style:text-properties officeooo:rsid="001c542f"/>
    </style:style>
    <style:style style:name="T13" style:family="text">
      <style:text-properties officeooo:rsid="001dcbe2"/>
    </style:style>
    <style:style style:name="T14" style:family="text">
      <style:text-properties officeooo:rsid="001f40bb"/>
    </style:style>
    <style:style style:name="T15" style:family="text">
      <style:text-properties officeooo:rsid="001ff886"/>
    </style:style>
    <style:style style:name="T16" style:family="text">
      <style:text-properties officeooo:rsid="0021858a"/>
    </style:style>
    <style:style style:name="T17" style:family="text">
      <style:text-properties officeooo:rsid="00227a53"/>
    </style:style>
    <style:style style:name="T18" style:family="text">
      <style:text-properties officeooo:rsid="00232c49"/>
    </style:style>
    <style:style style:name="T19" style:family="text">
      <style:text-properties officeooo:rsid="0024623c"/>
    </style:style>
    <style:style style:name="T20" style:family="text">
      <style:text-properties officeooo:rsid="002659a1"/>
    </style:style>
    <style:style style:name="T21" style:family="text">
      <style:text-properties officeooo:rsid="00286946"/>
    </style:style>
    <style:style style:name="T22" style:family="text">
      <style:text-properties officeooo:rsid="002a12b4"/>
    </style:style>
    <style:style style:name="T23" style:family="text">
      <style:text-properties officeooo:rsid="002dd482"/>
    </style:style>
    <style:style style:name="T24" style:family="text">
      <style:text-properties officeooo:rsid="002e0f00"/>
    </style:style>
    <style:style style:name="T25" style:family="text">
      <style:text-properties officeooo:rsid="002ee85a"/>
    </style:style>
    <style:style style:name="T26" style:family="text">
      <style:text-properties officeooo:rsid="002fabc5"/>
    </style:style>
    <style:style style:name="T27" style:family="text">
      <style:text-properties officeooo:rsid="00314c24"/>
    </style:style>
    <style:style style:name="T28" style:family="text">
      <style:text-properties fo:font-style="italic" officeooo:rsid="00314c24" style:font-style-asian="italic" style:font-style-complex="italic"/>
    </style:style>
    <style:style style:name="T29" style:family="text">
      <style:text-properties fo:font-style="italic" officeooo:rsid="00643e11" style:font-style-asian="italic" style:font-style-complex="italic"/>
    </style:style>
    <style:style style:name="T30" style:family="text">
      <style:text-properties fo:font-style="normal" officeooo:rsid="00314c24" style:font-style-asian="normal" style:font-style-complex="normal"/>
    </style:style>
    <style:style style:name="T31" style:family="text">
      <style:text-properties fo:font-style="normal" officeooo:rsid="0032b145" style:font-style-asian="normal" style:font-style-complex="normal"/>
    </style:style>
    <style:style style:name="T32" style:family="text">
      <style:text-properties fo:font-style="normal" officeooo:rsid="00344b4b" style:font-style-asian="normal" style:font-style-complex="normal"/>
    </style:style>
    <style:style style:name="T33" style:family="text">
      <style:text-properties officeooo:rsid="00362559"/>
    </style:style>
    <style:style style:name="T34" style:family="text">
      <style:text-properties officeooo:rsid="0037b3da"/>
    </style:style>
    <style:style style:name="T35" style:family="text">
      <style:text-properties officeooo:rsid="003a0d9d"/>
    </style:style>
    <style:style style:name="T36" style:family="text">
      <style:text-properties officeooo:rsid="003a8b26"/>
    </style:style>
    <style:style style:name="T37" style:family="text">
      <style:text-properties officeooo:rsid="003b9c40"/>
    </style:style>
    <style:style style:name="T38" style:family="text">
      <style:text-properties officeooo:rsid="003c86fc"/>
    </style:style>
    <style:style style:name="T39" style:family="text">
      <style:text-properties officeooo:rsid="003d9bc9"/>
    </style:style>
    <style:style style:name="T40" style:family="text">
      <style:text-properties officeooo:rsid="003e8ef1"/>
    </style:style>
    <style:style style:name="T41" style:family="text">
      <style:text-properties officeooo:rsid="003fbd09"/>
    </style:style>
    <style:style style:name="T42" style:family="text">
      <style:text-properties officeooo:rsid="0041673c"/>
    </style:style>
    <style:style style:name="T43" style:family="text">
      <style:text-properties officeooo:rsid="00439680"/>
    </style:style>
    <style:style style:name="T44" style:family="text">
      <style:text-properties officeooo:rsid="0044cb67"/>
    </style:style>
    <style:style style:name="T45" style:family="text">
      <style:text-properties officeooo:rsid="00458f06"/>
    </style:style>
    <style:style style:name="T46" style:family="text">
      <style:text-properties officeooo:rsid="00465c0f"/>
    </style:style>
    <style:style style:name="T47" style:family="text">
      <style:text-properties officeooo:rsid="004845fa"/>
    </style:style>
    <style:style style:name="T48" style:family="text">
      <style:text-properties officeooo:rsid="004868aa"/>
    </style:style>
    <style:style style:name="T49" style:family="text">
      <style:text-properties officeooo:rsid="004a3d9b"/>
    </style:style>
    <style:style style:name="T50" style:family="text">
      <style:text-properties officeooo:rsid="004a97b6"/>
    </style:style>
    <style:style style:name="T51" style:family="text">
      <style:text-properties officeooo:rsid="004b681e"/>
    </style:style>
    <style:style style:name="T52" style:family="text">
      <style:text-properties officeooo:rsid="004c409c"/>
    </style:style>
    <style:style style:name="T53" style:family="text">
      <style:text-properties officeooo:rsid="004ce9d0"/>
    </style:style>
    <style:style style:name="T54" style:family="text">
      <style:text-properties officeooo:rsid="004e459e"/>
    </style:style>
    <style:style style:name="T55" style:family="text">
      <style:text-properties officeooo:rsid="004e65b4"/>
    </style:style>
    <style:style style:name="T56" style:family="text">
      <style:text-properties officeooo:rsid="004f1344"/>
    </style:style>
    <style:style style:name="T57" style:family="text">
      <style:text-properties officeooo:rsid="00509b82"/>
    </style:style>
    <style:style style:name="T58" style:family="text">
      <style:text-properties officeooo:rsid="0050c8fe"/>
    </style:style>
    <style:style style:name="T59" style:family="text">
      <style:text-properties officeooo:rsid="0051ec63"/>
    </style:style>
    <style:style style:name="T60" style:family="text">
      <style:text-properties officeooo:rsid="00536466"/>
    </style:style>
    <style:style style:name="T61" style:family="text">
      <style:text-properties officeooo:rsid="00554328"/>
    </style:style>
    <style:style style:name="T62" style:family="text">
      <style:text-properties officeooo:rsid="0055765a"/>
    </style:style>
    <style:style style:name="T63" style:family="text">
      <style:text-properties officeooo:rsid="00577597"/>
    </style:style>
    <style:style style:name="T64" style:family="text">
      <style:text-properties officeooo:rsid="0058b1da"/>
    </style:style>
    <style:style style:name="T65" style:family="text">
      <style:text-properties officeooo:rsid="0059f8b8"/>
    </style:style>
    <style:style style:name="T66" style:family="text">
      <style:text-properties officeooo:rsid="005cc232"/>
    </style:style>
    <style:style style:name="T67" style:family="text">
      <style:text-properties officeooo:rsid="005e5a52"/>
    </style:style>
    <style:style style:name="T68" style:family="text">
      <style:text-properties officeooo:rsid="005ed4b6"/>
    </style:style>
    <style:style style:name="T69" style:family="text">
      <style:text-properties officeooo:rsid="005fc567"/>
    </style:style>
    <style:style style:name="T70" style:family="text">
      <style:text-properties officeooo:rsid="006181b3"/>
    </style:style>
    <style:style style:name="T71" style:family="text">
      <style:text-properties officeooo:rsid="0061f85a"/>
    </style:style>
    <style:style style:name="T72" style:family="text">
      <style:text-properties officeooo:rsid="00630079"/>
    </style:style>
    <style:style style:name="T73" style:family="text">
      <style:text-properties officeooo:rsid="00634fac"/>
    </style:style>
    <style:style style:name="T74" style:family="text">
      <style:text-properties officeooo:rsid="00643e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s The World</text:p>
      <text:p text:style-name="P3">205</text:p>
      <text:p text:style-name="P4">by Kyle Eggleston</text:p>
      <text:p text:style-name="P4"/>
      <text:p text:style-name="P6"><text:tab/><text:span text:style-name="T1">President Thomas Cain sat in his office, he was watching the latest newscast about his approval ratings. </text:span><text:span text:style-name="T2">His first ninety days back in office had been rather rough. </text:span><text:span text:style-name="T3">It was to be expected, he </text:span><text:span text:style-name="T4">had been put in office by the military after some under the table bribes had been placed </text:span><text:span text:style-name="T5">and accepted. </text:span><text:span text:style-name="T6">Naturally the public couldn’t know about that. Any kind of dishonesty leaked out to the general public at large, his ratings would go into the negative.</text:span></text:p>
      <text:p text:style-name="P6"><text:tab/><text:span text:style-name="T7">Looking out the window, Cain saw soldiers walking down the street on patrol. He was proud of his officers. </text:span><text:span text:style-name="T8">The loyal ones at least. They could be counted on, trusted even. Cain was very pleased with those he could trust.</text:span></text:p>
      <text:p text:style-name="P6"><text:tab/><text:span text:style-name="T9">There was a knock at his door. Followed by the door opening and a woman entering the office. “Mister President, there’s news on the Fresno. She’s two days away. She survived our assault.”</text:span></text:p>
      <text:p text:style-name="P6"><text:tab/><text:span text:style-name="T9">President Cain leaned back in his chair. “The Fresno survived an attack from two of my warships?” He asked. “How?”</text:span></text:p>
      <text:p text:style-name="P6"><text:tab/><text:span text:style-name="T9">The woman shrugged. “A Dubor warship came in and interrupted the fight. The Fresno fled without much harm being done to her. Some micro fractures is all she managed to get hit with.” </text:span><text:span text:style-name="T10">She said. “After repairs were complete, she continued her course to Earth.”</text:span></text:p>
      <text:p text:style-name="P6"><text:tab/><text:span text:style-name="T10">Cain sighed. “It’s going to take a lot to take that star ship down I’m afraid.” He said. “How many ships do we have in orbit?”</text:span></text:p>
      <text:p text:style-name="P6"><text:tab/>“<text:span text:style-name="T10">Six.” The woman said. “The rest are too far out to call home, they wouldn’t make it in time. I think six would do good against the Fresno.” She continued. “They are no match for what’s waiting here for them.”</text:span></text:p>
      <text:p text:style-name="P6"><text:tab/>“<text:span text:style-name="T11">Thank you Lindsay, it is a comfort you bring to me.” Cain said. “The Fresno won’t know what hit her.” He chuckled to himself. “They’ll rue the day they fought against me!” He slammed his fist against his desk.</text:span></text:p>
      <text:p text:style-name="P6"><text:tab/><text:span text:style-name="T11">Lindsay nodded in agreement. “Yes sir they will.” She turned and exited the office.</text:span></text:p>
      <text:p text:style-name="P6"><text:tab/><text:span text:style-name="T12">Cain turned his attention to a monitor, on it showed the schematics of a new type of star ship. Something more advanced than anything they currently had. A prototype was in </text:span><text:soft-page-break/><text:span text:style-name="T12">production and would be done any day now. He hoped it would be ready for when the Fresno came to Earth. This new warship was heavily armed and armored. She could take a pounding and keep on going for who knows how long. </text:span><text:span text:style-name="T13">The testing trials would have to be cut short in order for the ship to be ready to fight the Fresno.</text:span></text:p>
      <text:p text:style-name="P6"><text:tab/><text:span text:style-name="T14">Flipping screens, the monitor changed to the weapons systems. Three main batteries, sixteen missile systems, a defensive shield grid and a form of enhanced armor in case the shields failed. It had the works.</text:span></text:p>
      <text:p text:style-name="P6"><text:tab/><text:span text:style-name="T15">Cain picked up a phone and dialed the space dock in orbit of Earth. A man answered the call. “Hello, Space Dock Six. What can I do for you?”</text:span></text:p>
      <text:p text:style-name="P6"><text:tab/>“<text:span text:style-name="T15">Major Jones.” Cain smiled. “I hear good things about that special project you’ve been working on for me.” He thumbed his fingers on his desk. “I was wondering when you’ll have a deliverable.”</text:span></text:p>
      <text:p text:style-name="P6"><text:tab/><text:span text:style-name="T16">Jones shuffled through some papers. Finding the correct one, he made a humming noise. ‘</text:span><text:span text:style-name="T17">Ah yes, the Victory.” He said. “I’ll have her in orbit of Earth ready to defend the planet in a day. Two tops.” </text:span><text:span text:style-name="T18">Jones seemed quite sure of himself, confident even.</text:span></text:p>
      <text:p text:style-name="P6"><text:tab/><text:span text:style-name="T19">Cain grinned at the news. “Good, that’s very good news.” He said. “Make sure she’s armed to the teeth. I want to have a surprise for the Fresno when she drops out of FTL.”</text:span></text:p>
      <text:p text:style-name="P6"><text:tab/><text:span text:style-name="T19">Jones nodded. “Of course, that was the goal after all. It’s the best ship we’ve built to date.” </text:span><text:span text:style-name="T20">He closed the channel.</text:span></text:p>
      <text:p text:style-name="P6"><text:tab/><text:span text:style-name="T20">Cain swiveled around in his chair. He threw papers up in the air. He was going to win this war, whatever it took he was going to win it. It was about time something went right for him and this was his chance to get payback at Captain O’Brien for taking him from office.</text:span></text:p>
      <text:p text:style-name="P6"/>
      <text:p text:style-name="P8">* * *</text:p>
      <text:p text:style-name="P8"/>
      <text:p text:style-name="P7"><text:tab/>Onboard the Fresno, Captain O’Brien sat in his office. He was reading a personnel file. The president’s personnel file. <text:span text:style-name="T21">He wasn’t sure why he was reading the personnel file of his enemy, maybe he wanted to figure out how the man thinks. Maybe he wanted a deeper connection to his enemy so he could feel right about taking him out of office, again. Maybe it was none of those things. He wasn’t quite sure, but it felt right to check into the man. </text:span><text:span text:style-name="T22">That’s what he wanted, to look into the eyes of the man he was going to take down.</text:span></text:p>
      <text:p text:style-name="P7"><text:tab/><text:span text:style-name="T23">Zooming into Cain’s photo, Jack stared into the eyes of his enemy. </text:span><text:span text:style-name="T24">They were cold blue steel eyes. There was no joy or happiness in the man’s eyes. Nothing that showed he cared or gave a damn about the human race. Power was his game, that and money.</text:span></text:p>
      <text:p text:style-name="P7"><text:soft-page-break/><text:tab/><text:span text:style-name="T25">O’Brien continued to stare. Cain was a man who hated aliens of all kinds. </text:span><text:span text:style-name="T26">It didn’t matter where they came from, if they weren’t human he hated them. Jack could only imagine what Cain thought about him. Ever since he found out he was part Dubor, Jack had feelings he wouldn’t get along with that many people, or people wouldn’t accept him rather. </text:span><text:span text:style-name="T27">He was sure there were </text:span><text:span text:style-name="T28">some</text:span><text:span text:style-name="T30"> people that didn’t take to him. Jack didn’t care about that though, he was who he was and nothing could change that </text:span><text:span text:style-name="T31">fact.</text:span></text:p>
      <text:p text:style-name="P7"><text:span text:style-name="T31"><text:tab/>“</text:span><text:span text:style-name="T32">Computer, how far away are we from Earth?” O’Brien spoke into the air.</text:span></text:p>
      <text:p text:style-name="P9"><text:tab/>“Two standard Earth days.” The computer replied. Its tone was cold, dark. Maybe it was just Jack’s thinking about what he would face when he got to Earth. Probably an entire fleet of Earth ships loyal to President Cain would be waiting for him in orbit.</text:p>
      <text:p text:style-name="P9"><text:tab/><text:span text:style-name="T33">O’Brien breathed out. “Two fracking days.” He said. “A lot can happen during that time.” Jack wished he could make the Fresno fly faster. The sky was just too damn big. </text:span><text:span text:style-name="T34">But it was his sky and he wanted it to be smaller.</text:span></text:p>
      <text:p text:style-name="P9"><text:tab/><text:span text:style-name="T35">Opening a channel, Jack called down to engineering. “O’Brien to Park, Madison I need some good news about now.”</text:span></text:p>
      <text:p text:style-name="P9"><text:tab/><text:span text:style-name="T35">Madison seemed out of breath, she was clearly hard at work. O’Brien’s hail couldn’t have come at a worse time, but well here it was. “Park here.” She said. “The docking bay is scrapped. We’ll have to rebuild her. The fractures in the hull have been fixed. I should be able to increase our speed within the hour.”</text:span></text:p>
      <text:p text:style-name="P9"><text:tab/><text:span text:style-name="T35">O’Brien nodded. “That is excellent news.” He said. “I’ll let you get back to work. Keep up the good job.” He closed the channel. Turning his attention to the bridge, Jack thought he might make an appearance. Standing up, he walked towards his office door. It opened as it sensed his presence.</text:span></text:p>
      <text:p text:style-name="P9"><text:tab/>“<text:span text:style-name="T35">Captain on the bridge.” An ensign said.</text:span></text:p>
      <text:p text:style-name="P9"><text:tab/><text:span text:style-name="T35">O’Brien waved his hand. “As you were.” He looked to Kate who was seated in his chair. “Report.”</text:span></text:p>
      <text:p text:style-name="P9"><text:tab/><text:span text:style-name="T35">Kate referred to her console. “Nothing new sir. It’s the same when you asked an hour ago. We’re still two days out. I hope you have something special planned for those ships we’re bound to meet up with.” She paused. “Like an actual plan. I’d rather like to live to see my next birthday.”</text:span></text:p>
      <text:p text:style-name="P9"><text:tab/><text:span text:style-name="T35">Jack nodded. “I know Kate, I know. </text:span><text:span text:style-name="T36">I’d like to see my next birthday too.” He looked at the forward main viewer. The stars streaked by as usual. On a typical day, any other mission, he would have found it to be peaceful. Today he felt dread. </text:span><text:span text:style-name="T37">It would take a lot of courage to do what he was planning on doing, to take back the world he called home. In a way, he wished General Tague was there with him. He felt she was starting to understand what was going on.</text:span></text:p>
      <text:p text:style-name="P9"><text:soft-page-break/><text:tab/><text:span text:style-name="T37">But it was too late for that. She would be replaced with another commander of the station and they would rule how they saw fit. It was only a matter of time. Jack hoped he would somehow regain his command of the station. It wasn’t the most glamorous posting, but it was what he wanted.</text:span></text:p>
      <text:p text:style-name="P9"><text:tab/><text:span text:style-name="T38">Jack wanted to learn more about his heritage, it was a mix between Dubor and Human. He wanted to learn all he could. Maybe that’s why Ketish was so interested in him. Because of the blending of their two species, well it had to be something.</text:span></text:p>
      <text:p text:style-name="P9"><text:tab/>“<text:span text:style-name="T39">Sir, a ship has entered FTL with us.” Kate said. “It’s a Dubor warship.” She stood and moved to her own command chair.</text:span></text:p>
      <text:p text:style-name="P9"><text:tab/><text:span text:style-name="T39">Jack sat down in his captain’s chair. “</text:span><text:span text:style-name="T40">On viewer.”</text:span></text:p>
      <text:p text:style-name="P9"><text:tab/><text:span text:style-name="T40">The main viewer shifted from stars to that of a Dubor warship. Jack recognized the vessel. It was the same ship that all but destroyed the Fresno during their last engagement.</text:span></text:p>
      <text:p text:style-name="P9"><text:tab/>“<text:span text:style-name="T40">Great.” Jack sighed. “Has she locked weapons on us?”</text:span></text:p>
      <text:p text:style-name="P9"><text:tab/><text:span text:style-name="T40">Kate shook her head. “Negative. She’s simply scanning us. Possibly determining our defenses.” Her hands flew over her controls. “Our shields are at eighty percent. If our last encounter with that ship means anything, we’re still no match for them.”</text:span></text:p>
      <text:p text:style-name="P9"><text:tab/>“<text:span text:style-name="T40">I know.” Jack said. “Open a channel, let’s have a chat.”</text:span></text:p>
      <text:p text:style-name="P9"><text:tab/><text:span text:style-name="T40">Kate nodded. Keying in a sequence, she confirmed. “A channel is open sir. You’re on.”</text:span></text:p>
      <text:p text:style-name="P9"><text:tab/>“<text:span text:style-name="T41">This is Captain Jack O’Brien calling the ship that is following us. What is it you want Ketish?” Jack said. He waited for an answer. </text:span><text:span text:style-name="T42">Jack wasn’t sure Ketish was aboard the ship chasing them, but had a sinking feeling he was.</text:span></text:p>
      <text:p text:style-name="P9"><text:tab/><text:span text:style-name="T43">Ketish appeared on the main viewer. “O’Brien.” He said. “It is agreeable to see you again. I am glad you are still alive, there are things you must accomplish. This plan to take back your home world from your president is foolish. I recommend you turn back while you still can.”</text:span></text:p>
      <text:p text:style-name="P9"><text:tab/><text:span text:style-name="T44">Jack winced at the thought of Ketish being happy to see him. </text:span><text:span text:style-name="T45">It was unnerving for Ketish to find such an interest in Jack. Did he too read the sacred texts of their people? That a half breed would bring about peace? Did Ketish know this, or was there something else he wanted of O’Brien. Jack wanted to know, but now was not the time for that. </text:span><text:span text:style-name="T46">He had a mission to complete.</text:span></text:p>
      <text:p text:style-name="P9"><text:tab/>“<text:span text:style-name="T47">I don’t know what game you’re trying to play here Ketish.” Jack said. “But I’m not falling for it. You shouldn’t have any interest in human politics. That’s what this is all about, politics.” He said. “Now either you are going to fire on us, in which we will have to fire back. We are at war you know. Or you’re going to let us go on our way. It’s up to you.”</text:span></text:p>
      <text:p text:style-name="P9"><text:soft-page-break/><text:tab/><text:span text:style-name="T47">Ketish’s smile dropped. “No Jack, I don’t want to fire on you. I’m not interested in your human politics, but I am interested in your Dubor heritage. There is something about you that intrigues me, I can’t explain it. But it is there. I cannot allow you to complete this mission, if you do so you will die.” He said. “I can’t allow that to happen. You are important to me.”</text:span></text:p>
      <text:p text:style-name="P9"><text:tab/><text:span text:style-name="T48">Jack chuckled at the thought. Here was Ketish saying he didn’t want Jack to die, yet only months ago he was doing exactly that. Killing him over and over again. Sure, he made sure Jack was revived but only so he could kill him yet again. </text:span><text:span text:style-name="T49">What kind of sick bastard was he?</text:span></text:p>
      <text:p text:style-name="P9"><text:tab/>“<text:span text:style-name="T50">I’ve got an idea.” Ketish said. “Why don’t you follow me out to The Rim. We can go exploring together. I’m sure that Shuka scientist has told you stories of The Rim. Haven’t you been wanting to explore and see it all for yourself?” He teased at the thought of exploration. Humans lived for exploration, why else would they go out as far as they had?</text:span></text:p>
      <text:p text:style-name="P9"><text:tab/><text:span text:style-name="T51">Jack shook his head. “No deal.” He said. “We have much more at stake here on our own turf. How do you know of Nokev? I thought your people didn’t care much for outsiders. That you wanted to conquer not learn about them.”</text:span></text:p>
      <text:p text:style-name="P9"><text:tab/><text:span text:style-name="T51">Ketish smiled again. “Well, I am different than most Dubor. As are you. </text:span><text:span text:style-name="T52">But I’m sure your whore Grilka has told you that before. It’s nothing new. </text:span><text:span text:style-name="T53">Tell me, why do you have such an interest in Shuka?</text:span><text:span text:style-name="T51">”</text:span></text:p>
      <text:p text:style-name="P9"><text:tab/><text:span text:style-name="T53">Jack tapped his fingers on the communications control button. One click and he could end the conversation. How dare Ketish interfere with his mission he was trying to accomplish. “</text:span><text:span text:style-name="T54">I could ask you the same question.”</text:span></text:p>
      <text:p text:style-name="P9"><text:tab/><text:span text:style-name="T54">Ketish chuckled. “I thought my goal was obvious. We, as a people, conquer other worlds. Shuka is in our sights. Once we are done with Earth, we will move onto Shuka and take what is rightfully ours. Again.”</text:span></text:p>
      <text:p text:style-name="P9"><text:tab/><text:span text:style-name="T55">Standing up, Jack walked towards the main viewer. He folded his arms across his chest. “If you want to stop us that bad, you are going to have to destroy us.” Jack said taunting Ketish. “But I don’t think you’ll fire. </text:span><text:span text:style-name="T56">You might kill me in the attack. You would have attacked us by now if you meant to. So, what’s your goal?”</text:span></text:p>
      <text:p text:style-name="P9"><text:tab/><text:span text:style-name="T57">Frowning, Ketish continued. “You’re right Jack. I can’t fire on you. There is so much for you to accomplish. So, we will accompany you to Earth. We will stand by your side as you take back your planet. Call it a truce of sorts, for now.” </text:span><text:span text:style-name="T58">Ketish hoped Jack would believe him at his word. Jack had no reason to do so of course, Ketish had literally killed him, and that was just something you didn’t overcome.</text:span></text:p>
      <text:p text:style-name="P9"><text:tab/>“<text:span text:style-name="T59">Let me get this straight.” Jack said. “You want to fight along side us, against our own people to take out our president. In return you get to see me live, is that it?”</text:span></text:p>
      <text:p text:style-name="P9"><text:soft-page-break/><text:tab/><text:span text:style-name="T59">Ketish interlocked his fingers. “More or less, yes that’s it. You got it right on the nose.” </text:span><text:span text:style-name="T60">He paused. “I do hope I said that expression correctly. Your human phrases can be difficult sometimes, I am learning though in order to get closer to you.”</text:span></text:p>
      <text:p text:style-name="P9"><text:tab/><text:span text:style-name="T61">Jack froze. Closer to him. He didn’t like the sound of that. There was something about Ketish that really gave him the willies. Just his deep interest in Jack was enough to make any poor bastard hesitant on trying to live their life without the thought that someone was always watching. </text:span><text:span text:style-name="T62">That’s what Jack felt, that Ketish was always watching him.</text:span></text:p>
      <text:p text:style-name="P9"><text:tab/>“<text:span text:style-name="T63">Are you going to accept my proposal or not?” Ketish asked. “I give you ten of your minutes to respond.” The channel closed.</text:span></text:p>
      <text:p text:style-name="P9"><text:tab/><text:span text:style-name="T64">Jack looked around the bridge. “Options.”</text:span></text:p>
      <text:p text:style-name="P9"><text:tab/><text:span text:style-name="T65">Kate hesitated, but responded anyway. “Their shields are down. Perhaps they can’t operate their shields while in FTL. We can fire at them, disable their engines.”</text:span></text:p>
      <text:p text:style-name="P9"><text:tab/>“<text:span text:style-name="T65">They would detect a weapons lock.” Jack said. “They’d fire at us, possibly destroying our shield generator in the process. We’d be sitting ducks at that point. We can’t fire on them.”</text:span></text:p>
      <text:p text:style-name="P9"><text:tab/>“<text:span text:style-name="T65">Five minutes.” Kate said. “Then we will have to accept his offer. Having such an advanced warship on our side, is rather enticing. But what’s to say they won’t attack once we overtake the president’s ships.” There was too much at stake.</text:span></text:p>
      <text:p text:style-name="P9"><text:tab/><text:span text:style-name="T66">Jack nodded. “Right. Ketish’s interest in me can only go so far. He won’t be entertained for long. He’ll give up eventually once he learns I won’t cooperate with whatever sick plan he has.” </text:span><text:span text:style-name="T67">He paused. “Reopen a channel, I want to speak with him.”</text:span></text:p>
      <text:p text:style-name="P9"><text:tab/><text:span text:style-name="T67">Ketish reappeared on the monitor. “Two minutes to spare. What do you choose? Do we join forces, or are you going to start firing on us. I’m sure you’ve noticed our shields aren’t up. A tempting target to be sure.”</text:span></text:p>
      <text:p text:style-name="P9"><text:tab/><text:span text:style-name="T67">Jack nodded. “Yeah, we noticed. Look, what guarantee do we have that you won’t turn on us once we’ve defeated Earth’s defenses and taken the president </text:span><text:span text:style-name="T68">into custody?”</text:span></text:p>
      <text:p text:style-name="P9"><text:tab/><text:span text:style-name="T69">Ketish smiled. Good, the Dorf was thinking it over, taking his proposition seriously. That’s all Ketish really wanted to begin with. To be taken seriously. “</text:span><text:span text:style-name="T70">Trust me, I won’t attack you. You will be free to go back to that space station you’re so fond of. I will not keep you from it. I will not kill you. I promise.”</text:span></text:p>
      <text:p text:style-name="P9"><text:tab/><text:span text:style-name="T71">Jack didn’t like the words that were coming out of Ketish’s mouth. But he appeared to be promising a lot for nothing in return. </text:span><text:span text:style-name="T72">Well, his life wasn’t exactly nothing. Ketish still wanted Jack to survive this confrontation. If they did survive, would Ketish expect something in return? Maybe not now, but down the line? Jack didn’t like those odds. But what else could he do about it.</text:span></text:p>
      <text:p text:style-name="P9"><text:soft-page-break/><text:tab/>“<text:span text:style-name="T72">Alright.” Jack finally said. “I accept your offer. But, any sign of betrayal and I will attack your ship with everything I have. Mark my words.”</text:span></text:p>
      <text:p text:style-name="P9"><text:tab/><text:span text:style-name="T73">Ketish smirked at the thought. O’Brien’s ship was no match for his warship. He had proven that in the past. If the Fresno couldn’t hold her own in their last attack, she wouldn’t be able to do anything now. Nothing had changed. If the Fresno attacked, Ketish wasn’t sure he wouldn’t destroy her this time around. O’Brien’s life wasn’t that important to keep an entire ship alive just because he willed it, or was it.</text:span></text:p>
      <text:p text:style-name="P9"><text:tab/>“<text:span text:style-name="T74">I’m sure you will.” Ketish said. “And you will lose. Just like last time. But I don’t think we will get to that point, do you?”</text:span></text:p>
      <text:p text:style-name="P9"><text:tab/><text:span text:style-name="T74">Jack frowned at the thought. Ketish knew the Fresno’s capabilities. He </text:span><text:span text:style-name="T29">knew</text:span><text:span text:style-name="T74"> he could defeat her easily. Perhaps they could raise their shields while in FTL and weren’t as a show of good faith. He hated not knowing the specifics of what was going on. He wanted to know and that bothered hi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7</text:page-count>) <text:date style:data-style-name="N37" text:date-value="2025-12-30T22:36:42.840228471">12/30/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30T22:36:42.687814849</dc:date>
    <meta:editing-duration>PT7H30M</meta:editing-duration>
    <meta:editing-cycles>85</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75" meta:word-count="2998" meta:character-count="16192" meta:non-whitespace-character-count="13200"/>
  </office:meta>
</office:document-meta>
</file>